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a0641" officeooo:paragraph-rsid="000a0641"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a0641" officeooo:paragraph-rsid="000a0641"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b1b4d" officeooo:paragraph-rsid="000b1b4d"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b1b4d" officeooo:paragraph-rsid="000b1b4d"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b1b4d" officeooo:paragraph-rsid="000c57d1"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c24b5" officeooo:paragraph-rsid="000c24b5"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font-name="Arial" fo:font-weight="bold" officeooo:rsid="000c57d1" officeooo:paragraph-rsid="000c57d1"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style:text-properties style:font-name="Arial" fo:font-weight="bold" officeooo:rsid="000c57d1" officeooo:paragraph-rsid="000c57d1"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7"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a0641"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b1b4d"/>
    </style:style>
    <style:style style:name="T7" style:family="text">
      <style:text-properties officeooo:rsid="000c57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text:span text:style-name="T5">No</text:span></text:p>
          </table:table-cell>
          <table:table-cell table:style-name="Table1.A1" office:value-type="string">
            <text:p text:style-name="P16"><text:span text:style-name="T5">Date</text:span></text:p>
          </table:table-cell>
          <table:table-cell table:style-name="Table1.A1" office:value-type="string">
            <text:p text:style-name="P16"><text:span text:style-name="T5">Assigned Tasks/ Description of work</text:span></text:p>
          </table:table-cell>
          <table:table-cell table:style-name="Table1.A1" office:value-type="string">
            <text:p text:style-name="P16"><text:span text:style-name="T5">Completion status</text:span></text:p>
          </table:table-cell>
          <table:table-cell table:style-name="Table1.A1" office:value-type="string">
            <text:p text:style-name="P16"><text:span text:style-name="T5">Remarks</text:span></text:p>
          </table:table-cell>
        </table:table-row>
        <table:table-row table:style-name="Table1.2">
          <table:table-cell table:style-name="Table1.A1" office:value-type="string">
            <text:p text:style-name="P16"><text:span text:style-name="T3">1</text:span></text:p>
          </table:table-cell>
          <table:table-cell table:style-name="Table1.A1" office:value-type="string">
            <text:p text:style-name="P16"><text:span text:style-name="T4">1-7-</text:span><text:span text:style-name="T3">2019</text:span></text:p>
          </table:table-cell>
          <table:table-cell table:style-name="Table1.A1" office:value-type="string">
            <text:p text:style-name="P8"><text:bookmark text:name="_GoBack"/>(1)Java Assignment(Bizleap </text:p>
            <text:p text:style-name="P8">intern project)</text:p>
            <text:p text:style-name="P8">(2)Code review</text:p>
            <text:p text:style-name="P8">(3)Knowledge sharing for customer support</text:p>
            <text:p text:style-name="P8">(4)Project assignment(Modified Entity</text:p>
          </table:table-cell>
          <table:table-cell table:style-name="Table1.A1" office:value-type="string">
            <text:p text:style-name="P9">Done</text:p>
          </table:table-cell>
          <table:table-cell table:style-name="Table1.A1" office:value-type="string">
            <text:p text:style-name="P7"/>
          </table:table-cell>
        </table:table-row>
        <table:table-row table:style-name="Table1.3">
          <table:table-cell table:style-name="Table1.A1" office:value-type="string">
            <text:p text:style-name="P16"><text:span text:style-name="T3">2</text:span></text:p>
          </table:table-cell>
          <table:table-cell table:style-name="Table1.A1" office:value-type="string">
            <text:p text:style-name="P10">2-7-2019</text:p>
          </table:table-cell>
          <table:table-cell table:style-name="Table1.A1" office:value-type="string">
            <text:p text:style-name="P11">(1)Java Assignment(Bizleap intern project)</text:p>
            <text:p text:style-name="P11">(2)Code review</text:p>
            <text:p text:style-name="P11">(3)Project Coding</text:p>
            <text:p text:style-name="P13">(4)Project Planning Discussion</text:p>
          </table:table-cell>
          <table:table-cell table:style-name="Table1.A1" office:value-type="string">
            <text:p text:style-name="P10">Done</text:p>
          </table:table-cell>
          <table:table-cell table:style-name="Table1.A1" office:value-type="string">
            <text:p text:style-name="P7"/>
          </table:table-cell>
        </table:table-row>
        <table:table-row table:style-name="Table1.4">
          <table:table-cell table:style-name="Table1.A1" office:value-type="string">
            <text:p text:style-name="P16"><text:span text:style-name="T3">3</text:span></text:p>
          </table:table-cell>
          <table:table-cell table:style-name="Table1.A1" office:value-type="string">
            <text:p text:style-name="P14">3-7-2019</text:p>
          </table:table-cell>
          <table:table-cell table:style-name="Table1.A1" office:value-type="string">
            <text:p text:style-name="P15">(1)<text:span text:style-name="T6">Java Assignment(Bizleap intern project)</text:span></text:p>
            <text:p text:style-name="P12">(2)Code revie<text:span text:style-name="T7">w</text:span></text:p>
            <text:p text:style-name="P15">(3)Lazy initalization</text:p>
            <text:p text:style-name="P15">(4)Bizleap HR test case</text:p>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6"><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text:soft-page-break/></text:p>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6</meta:editing-cycles>
    <meta:creation-date>2019-05-02T07:22:00</meta:creation-date>
    <dc:date>2019-07-03T16:54:59.123000000</dc:date>
    <meta:editing-duration>P1DT23H59M13S</meta:editing-duration>
    <meta:generator>LibreOffice/6.2.4.2$Windows_X86_64 LibreOffice_project/2412653d852ce75f65fbfa83fb7e7b669a126d64</meta:generator>
    <meta:document-statistic meta:table-count="1" meta:image-count="0" meta:object-count="0" meta:page-count="2" meta:paragraph-count="38" meta:word-count="155" meta:character-count="1068" meta:non-whitespace-character-count="9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